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62746" officeooo:paragraph-rsid="00062746"/>
    </style:style>
    <style:style style:name="P2" style:family="paragraph" style:parent-style-name="Standard">
      <style:paragraph-properties fo:text-align="justify" style:justify-single-word="false"/>
      <style:text-properties style:font-name="Times New Roman" officeooo:rsid="00062746" officeooo:paragraph-rsid="00062746"/>
    </style:style>
    <style:style style:name="P3" style:family="paragraph" style:parent-style-name="Standard">
      <style:paragraph-properties fo:text-align="end" style:justify-single-word="false"/>
      <style:text-properties style:font-name="Times New Roman" officeooo:rsid="00062746" officeooo:paragraph-rsid="00062746"/>
    </style:style>
    <style:style style:name="P4" style:family="paragraph" style:parent-style-name="Standard">
      <style:text-properties style:font-name="Times New Roman" fo:font-size="16pt" fo:font-weight="bold" officeooo:rsid="00062746" officeooo:paragraph-rsid="0006274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6pt" fo:font-weight="bold" officeooo:rsid="00062746" officeooo:paragraph-rsid="00062746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officeooo:rsid="0007ada5" officeooo:paragraph-rsid="0007ada5"/>
    </style:style>
    <style:style style:name="P7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07c59a" officeooo:paragraph-rsid="0007c59a"/>
    </style:style>
    <style:style style:name="P8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08863a" officeooo:paragraph-rsid="0008863a"/>
    </style:style>
    <style:style style:name="P9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09d84c" officeooo:paragraph-rsid="0009d84c"/>
    </style:style>
    <style:style style:name="P10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0cee25" officeooo:paragraph-rsid="000cee25"/>
    </style:style>
    <style:style style:name="P11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0eafbc" officeooo:paragraph-rsid="000eafbc"/>
    </style:style>
    <style:style style:name="P12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0ffc6b" officeooo:paragraph-rsid="000ffc6b"/>
    </style:style>
    <style:style style:name="P13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105bd0" officeooo:paragraph-rsid="00105bd0"/>
    </style:style>
    <style:style style:name="P14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121c99" officeooo:paragraph-rsid="00121c99"/>
    </style:style>
    <style:style style:name="P15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1300a9" officeooo:paragraph-rsid="001300a9"/>
    </style:style>
    <style:style style:name="P16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148cff" officeooo:paragraph-rsid="00148cff"/>
    </style:style>
    <style:style style:name="P17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19afd0" officeooo:paragraph-rsid="00182e65"/>
    </style:style>
    <style:style style:name="P18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1a9125" officeooo:paragraph-rsid="001a9125"/>
    </style:style>
    <style:style style:name="P19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1d63db" officeooo:paragraph-rsid="001d63db"/>
    </style:style>
    <style:style style:name="P20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13095" officeooo:paragraph-rsid="00213095"/>
    </style:style>
    <style:style style:name="P21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1667d" officeooo:paragraph-rsid="0021667d"/>
    </style:style>
    <style:style style:name="P22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1e2a1" officeooo:paragraph-rsid="0021e2a1"/>
    </style:style>
    <style:style style:name="P23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2ecd7" officeooo:paragraph-rsid="0022ecd7"/>
    </style:style>
    <style:style style:name="P24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56894" officeooo:paragraph-rsid="00256894"/>
    </style:style>
    <style:style style:name="P25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5bb2a" officeooo:paragraph-rsid="0025bb2a"/>
    </style:style>
    <style:style style:name="P26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5bb2a" officeooo:paragraph-rsid="0032e364"/>
    </style:style>
    <style:style style:name="P27" style:family="paragraph" style:parent-style-name="Standard">
      <style:paragraph-properties fo:text-align="end" style:justify-single-word="false"/>
      <style:text-properties style:font-name="Times New Roman" style:rfc-language-tag="sr-Latn-RS" fo:language="sr" fo:script="Latn" fo:country="RS" officeooo:rsid="0025bb2a" officeooo:paragraph-rsid="0025bb2a"/>
    </style:style>
    <style:style style:name="P28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6be73" officeooo:paragraph-rsid="0026be73"/>
    </style:style>
    <style:style style:name="P29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6fe76" officeooo:paragraph-rsid="0026fe76"/>
    </style:style>
    <style:style style:name="P30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78559" officeooo:paragraph-rsid="00278559"/>
    </style:style>
    <style:style style:name="P31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7cb18" officeooo:paragraph-rsid="0027cb18"/>
    </style:style>
    <style:style style:name="P32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851d0" officeooo:paragraph-rsid="002851d0"/>
    </style:style>
    <style:style style:name="P33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a9a2c" officeooo:paragraph-rsid="002a9a2c"/>
    </style:style>
    <style:style style:name="P34" style:family="paragraph" style:parent-style-name="Standard">
      <style:paragraph-properties fo:text-align="end" style:justify-single-word="false"/>
      <style:text-properties style:font-name="Times New Roman" style:rfc-language-tag="sr-Latn-RS" fo:language="sr" fo:script="Latn" fo:country="RS" officeooo:rsid="002a9a2c" officeooo:paragraph-rsid="002a9a2c"/>
    </style:style>
    <style:style style:name="P35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bc9a5" officeooo:paragraph-rsid="002bc9a5"/>
    </style:style>
    <style:style style:name="P36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c23e0" officeooo:paragraph-rsid="002c23e0"/>
    </style:style>
    <style:style style:name="P37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dc37a" officeooo:paragraph-rsid="002dc37a"/>
    </style:style>
    <style:style style:name="P38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2f7a8b" officeooo:paragraph-rsid="002f7a8b"/>
    </style:style>
    <style:style style:name="P39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30885c" officeooo:paragraph-rsid="0030885c"/>
    </style:style>
    <style:style style:name="P40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309377" officeooo:paragraph-rsid="00309377"/>
    </style:style>
    <style:style style:name="P41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30db56" officeooo:paragraph-rsid="0030db56"/>
    </style:style>
    <style:style style:name="P42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320a2e" officeooo:paragraph-rsid="00320a2e"/>
    </style:style>
    <style:style style:name="P43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32e364" officeooo:paragraph-rsid="0032e364"/>
    </style:style>
    <style:style style:name="P44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33fec9" officeooo:paragraph-rsid="0033fec9"/>
    </style:style>
    <style:style style:name="P45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3452eb" officeooo:paragraph-rsid="003452eb"/>
    </style:style>
    <style:style style:name="P46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345e33" officeooo:paragraph-rsid="0035007a"/>
    </style:style>
    <style:style style:name="P47" style:family="paragraph" style:parent-style-name="Standard">
      <style:paragraph-properties fo:text-align="justify" style:justify-single-word="false"/>
      <style:text-properties style:font-name="Times New Roman" style:rfc-language-tag="sr-Latn-RS" fo:language="sr" fo:script="Latn" fo:country="RS" officeooo:rsid="003515a0" officeooo:paragraph-rsid="003515a0"/>
    </style:style>
    <style:style style:name="P48" style:family="paragraph" style:parent-style-name="Standard">
      <style:paragraph-properties fo:text-align="justify" style:justify-single-word="false"/>
      <style:text-properties style:font-name="Times New Roman" officeooo:rsid="0015d179" officeooo:paragraph-rsid="0015d179"/>
    </style:style>
    <style:style style:name="P49" style:family="paragraph" style:parent-style-name="Standard">
      <style:paragraph-properties fo:text-align="justify" style:justify-single-word="false"/>
      <style:text-properties style:font-name="Times New Roman" officeooo:rsid="00182e65" officeooo:paragraph-rsid="00182e65"/>
    </style:style>
    <style:style style:name="P50" style:family="paragraph" style:parent-style-name="Standard">
      <style:paragraph-properties fo:text-align="justify" style:justify-single-word="false"/>
      <style:text-properties style:font-name="Times New Roman" officeooo:rsid="001eeaf0" officeooo:paragraph-rsid="001eeaf0"/>
    </style:style>
    <style:style style:name="P51" style:family="paragraph" style:parent-style-name="Standard">
      <style:paragraph-properties fo:text-align="justify" style:justify-single-word="false"/>
      <style:text-properties style:font-name="Times New Roman" officeooo:rsid="0022ecd7" officeooo:paragraph-rsid="0022ecd7"/>
    </style:style>
    <style:style style:name="P52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officeooo:rsid="00062746" officeooo:paragraph-rsid="00062746"/>
    </style:style>
    <style:style style:name="P53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105bd0" officeooo:paragraph-rsid="00105bd0"/>
    </style:style>
    <style:style style:name="P54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officeooo:rsid="00062746" officeooo:paragraph-rsid="00062746"/>
    </style:style>
    <style:style style:name="P55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officeooo:rsid="0007ada5" officeooo:paragraph-rsid="0007ada5"/>
    </style:style>
    <style:style style:name="P56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7c59a" officeooo:paragraph-rsid="0007c59a"/>
    </style:style>
    <style:style style:name="P57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8863a" officeooo:paragraph-rsid="0008863a"/>
    </style:style>
    <style:style style:name="P58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9d84c" officeooo:paragraph-rsid="0009d84c"/>
    </style:style>
    <style:style style:name="P59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9d84c" officeooo:paragraph-rsid="0009d84c"/>
    </style:style>
    <style:style style:name="P60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officeooo:rsid="00062746" officeooo:paragraph-rsid="00062746"/>
    </style:style>
    <style:style style:name="P61" style:family="paragraph" style:parent-style-name="Standard">
      <loext:graphic-properties draw:fill="none"/>
      <style:paragraph-properties fo:margin-left="0.6252in" fo:margin-right="0in" fo:text-align="justify" style:justify-single-word="false" fo:text-indent="0in" style:auto-text-indent="false" fo:background-color="transparent"/>
      <style:text-properties style:font-name="Times New Roman" officeooo:rsid="00062746" officeooo:paragraph-rsid="00062746"/>
    </style:style>
    <style:style style:name="P62" style:family="paragraph" style:parent-style-name="Standard">
      <loext:graphic-properties draw:fill="none"/>
      <style:paragraph-properties fo:margin-left="0.6252in" fo:margin-right="0in" fo:text-align="justify" style:justify-single-word="false" fo:text-indent="0in" style:auto-text-indent="false" fo:background-color="transparent"/>
      <style:text-properties style:font-name="Times New Roman" style:rfc-language-tag="sr-Latn-RS" fo:language="sr" fo:script="Latn" fo:country="RS" officeooo:rsid="00148cff" officeooo:paragraph-rsid="00148cff"/>
    </style:style>
    <style:style style:name="P63" style:family="paragraph" style:parent-style-name="Standard">
      <loext:graphic-properties draw:fill="none"/>
      <style:paragraph-properties fo:margin-left="0.6252in" fo:margin-right="0in" fo:text-align="justify" style:justify-single-word="false" fo:text-indent="0in" style:auto-text-indent="false" fo:background-color="transparent"/>
      <style:text-properties style:font-name="Times New Roman" style:rfc-language-tag="sr-Latn-RS" fo:language="sr" fo:script="Latn" fo:country="RS" officeooo:rsid="001d63db" officeooo:paragraph-rsid="001d63db"/>
    </style:style>
    <style:style style:name="P64" style:family="paragraph" style:parent-style-name="Standard">
      <loext:graphic-properties draw:fill="none"/>
      <style:paragraph-properties fo:margin-left="0.6252in" fo:margin-right="0in" fo:text-align="justify" style:justify-single-word="false" fo:text-indent="0in" style:auto-text-indent="false" fo:background-color="transparent"/>
      <style:text-properties style:font-name="Times New Roman" style:rfc-language-tag="sr-Latn-RS" fo:language="sr" fo:script="Latn" fo:country="RS" officeooo:rsid="002bc9a5" officeooo:paragraph-rsid="002bc9a5"/>
    </style:style>
    <style:style style:name="P65" style:family="paragraph" style:parent-style-name="Standard">
      <loext:graphic-properties draw:fill="none"/>
      <style:paragraph-properties fo:margin-left="0.6252in" fo:margin-right="0in" fo:text-align="justify" style:justify-single-word="false" fo:text-indent="0in" style:auto-text-indent="false" fo:background-color="transparent"/>
      <style:text-properties style:font-name="Times New Roman" style:rfc-language-tag="sr-Latn-RS" fo:language="sr" fo:script="Latn" fo:country="RS" officeooo:rsid="002dc37a" officeooo:paragraph-rsid="002dc37a"/>
    </style:style>
    <style:style style:name="P66" style:family="paragraph" style:parent-style-name="Standard">
      <loext:graphic-properties draw:fill="none"/>
      <style:paragraph-properties fo:margin-left="0.6252in" fo:margin-right="0in" fo:text-align="justify" style:justify-single-word="false" fo:text-indent="0in" style:auto-text-indent="false" fo:background-color="transparent"/>
      <style:text-properties style:font-name="Times New Roman" style:rfc-language-tag="sr-Latn-RS" fo:language="sr" fo:script="Latn" fo:country="RS" officeooo:rsid="002f7a8b" officeooo:paragraph-rsid="002f7a8b"/>
    </style:style>
    <style:style style:name="P67" style:family="paragraph" style:parent-style-name="Standard">
      <loext:graphic-properties draw:fill="none"/>
      <style:paragraph-properties fo:margin-left="0.6252in" fo:margin-right="0in" fo:text-align="justify" style:justify-single-word="false" fo:text-indent="0in" style:auto-text-indent="false" fo:background-color="transparent"/>
      <style:text-properties style:font-name="Times New Roman" style:rfc-language-tag="sr-Latn-RS" fo:language="sr" fo:script="Latn" fo:country="RS" officeooo:rsid="0025bb2a" officeooo:paragraph-rsid="0025bb2a"/>
    </style:style>
    <style:style style:name="P68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cee25" officeooo:paragraph-rsid="000cee25"/>
    </style:style>
    <style:style style:name="P69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eafbc" officeooo:paragraph-rsid="000eafbc"/>
    </style:style>
    <style:style style:name="P70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cee25" officeooo:paragraph-rsid="000cee25"/>
    </style:style>
    <style:style style:name="P71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eafbc" officeooo:paragraph-rsid="000eafbc"/>
    </style:style>
    <style:style style:name="P72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cee25" officeooo:paragraph-rsid="000cee25"/>
    </style:style>
    <style:style style:name="P73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0ffc6b" officeooo:paragraph-rsid="000ffc6b"/>
    </style:style>
    <style:style style:name="P74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121c99" officeooo:paragraph-rsid="00121c99"/>
    </style:style>
    <style:style style:name="P75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officeooo:rsid="00062746" officeooo:paragraph-rsid="00062746"/>
    </style:style>
    <style:style style:name="P76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1300a9" officeooo:paragraph-rsid="001300a9"/>
    </style:style>
    <style:style style:name="P77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148cff" officeooo:paragraph-rsid="00148cff"/>
    </style:style>
    <style:style style:name="P78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officeooo:rsid="0015d179" officeooo:paragraph-rsid="0015d179"/>
    </style:style>
    <style:style style:name="P79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officeooo:rsid="0015d179" officeooo:paragraph-rsid="0015d179"/>
    </style:style>
    <style:style style:name="P80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officeooo:rsid="00182e65" officeooo:paragraph-rsid="00182e65"/>
    </style:style>
    <style:style style:name="P81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1a9125" officeooo:paragraph-rsid="001a9125"/>
    </style:style>
    <style:style style:name="P82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1d63db" officeooo:paragraph-rsid="001d63db"/>
    </style:style>
    <style:style style:name="P83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officeooo:rsid="001eeaf0" officeooo:paragraph-rsid="001eeaf0"/>
    </style:style>
    <style:style style:name="P84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officeooo:rsid="001eeaf0" officeooo:paragraph-rsid="001eeaf0"/>
    </style:style>
    <style:style style:name="P85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13095" officeooo:paragraph-rsid="00213095"/>
    </style:style>
    <style:style style:name="P86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1667d" officeooo:paragraph-rsid="0021667d"/>
    </style:style>
    <style:style style:name="P87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officeooo:rsid="001eeaf0" officeooo:paragraph-rsid="001eeaf0"/>
    </style:style>
    <style:style style:name="P88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officeooo:rsid="0022ecd7" officeooo:paragraph-rsid="0022ecd7"/>
    </style:style>
    <style:style style:name="P89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2ecd7" officeooo:paragraph-rsid="0022ecd7"/>
    </style:style>
    <style:style style:name="P90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56894" officeooo:paragraph-rsid="00256894"/>
    </style:style>
    <style:style style:name="P91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5bb2a" officeooo:paragraph-rsid="0025bb2a"/>
    </style:style>
    <style:style style:name="P92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6be73" officeooo:paragraph-rsid="0026be73"/>
    </style:style>
    <style:style style:name="P93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6fe76" officeooo:paragraph-rsid="0026fe76"/>
    </style:style>
    <style:style style:name="P94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78559" officeooo:paragraph-rsid="00278559"/>
    </style:style>
    <style:style style:name="P95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6be73" officeooo:paragraph-rsid="0026be73"/>
    </style:style>
    <style:style style:name="P96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851d0" officeooo:paragraph-rsid="002851d0"/>
    </style:style>
    <style:style style:name="P97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a9a2c" officeooo:paragraph-rsid="002a9a2c"/>
    </style:style>
    <style:style style:name="P98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bc9a5" officeooo:paragraph-rsid="002bc9a5"/>
    </style:style>
    <style:style style:name="P99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bc9a5" officeooo:paragraph-rsid="002bc9a5"/>
    </style:style>
    <style:style style:name="P100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c23e0" officeooo:paragraph-rsid="002c23e0"/>
    </style:style>
    <style:style style:name="P101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dc37a" officeooo:paragraph-rsid="002dc37a"/>
    </style:style>
    <style:style style:name="P102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c23e0" officeooo:paragraph-rsid="002c23e0"/>
    </style:style>
    <style:style style:name="P103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f7a8b" officeooo:paragraph-rsid="002f7a8b"/>
    </style:style>
    <style:style style:name="P104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5bb2a" officeooo:paragraph-rsid="0025bb2a"/>
    </style:style>
    <style:style style:name="P105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5bb2a" officeooo:paragraph-rsid="0025bb2a"/>
    </style:style>
    <style:style style:name="P106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30db56" officeooo:paragraph-rsid="0030db56"/>
    </style:style>
    <style:style style:name="P107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25bb2a" officeooo:paragraph-rsid="0032e364"/>
    </style:style>
    <style:style style:name="P108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32e364" officeooo:paragraph-rsid="0032e364"/>
    </style:style>
    <style:style style:name="P109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33fec9" officeooo:paragraph-rsid="0033fec9"/>
    </style:style>
    <style:style style:name="P110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33fec9" officeooo:paragraph-rsid="0033fec9"/>
    </style:style>
    <style:style style:name="P111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3452eb" officeooo:paragraph-rsid="003452eb"/>
    </style:style>
    <style:style style:name="P112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345e33" officeooo:paragraph-rsid="0035007a"/>
    </style:style>
    <style:style style:name="P113" style:family="paragraph" style:parent-style-name="Standard" style:master-page-name="">
      <loext:graphic-properties draw:fill="none"/>
      <style:paragraph-properties fo:margin-left="0.6252in" fo:margin-right="0in" fo:text-align="justify" style:justify-single-word="false" fo:text-indent="0in" style:auto-text-indent="false" style:page-number="auto" fo:background-color="transparent"/>
      <style:text-properties style:font-name="Times New Roman" style:rfc-language-tag="sr-Latn-RS" fo:language="sr" fo:script="Latn" fo:country="RS" officeooo:rsid="003515a0" officeooo:paragraph-rsid="003515a0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07ada5"/>
    </style:style>
    <style:style style:name="T3" style:family="text">
      <style:text-properties style:rfc-language-tag="sr-Latn-RS" fo:language="sr" fo:script="Latn" fo:country="RS" officeooo:rsid="0007c59a"/>
    </style:style>
    <style:style style:name="T4" style:family="text">
      <style:text-properties style:rfc-language-tag="sr-Latn-RS" fo:language="sr" fo:script="Latn" fo:country="RS" officeooo:rsid="000b332d"/>
    </style:style>
    <style:style style:name="T5" style:family="text">
      <style:text-properties style:rfc-language-tag="sr-Latn-RS" fo:language="sr" fo:script="Latn" fo:country="RS" fo:font-weight="bold" officeooo:rsid="000b332d" style:font-weight-asian="bold" style:font-weight-complex="bold"/>
    </style:style>
    <style:style style:name="T6" style:family="text">
      <style:text-properties style:rfc-language-tag="sr-Latn-RS" fo:language="sr" fo:script="Latn" fo:country="RS" officeooo:rsid="001300a9"/>
    </style:style>
    <style:style style:name="T7" style:family="text">
      <style:text-properties style:rfc-language-tag="sr-Latn-RS" fo:language="sr" fo:script="Latn" fo:country="RS" officeooo:rsid="00167853"/>
    </style:style>
    <style:style style:name="T8" style:family="text">
      <style:text-properties style:rfc-language-tag="sr-Latn-RS" fo:language="sr" fo:script="Latn" fo:country="RS" officeooo:rsid="00182e65"/>
    </style:style>
    <style:style style:name="T9" style:family="text">
      <style:text-properties style:rfc-language-tag="sr-Latn-RS" fo:language="sr" fo:script="Latn" fo:country="RS" officeooo:rsid="001a9125"/>
    </style:style>
    <style:style style:name="T10" style:family="text">
      <style:text-properties style:rfc-language-tag="sr-Latn-RS" fo:language="sr" fo:script="Latn" fo:country="RS" officeooo:rsid="001f2bc4"/>
    </style:style>
    <style:style style:name="T11" style:family="text">
      <style:text-properties style:rfc-language-tag="sr-Latn-RS" fo:language="sr" fo:script="Latn" fo:country="RS" officeooo:rsid="002043df"/>
    </style:style>
    <style:style style:name="T12" style:family="text">
      <style:text-properties style:rfc-language-tag="sr-Latn-RS" fo:language="sr" fo:script="Latn" fo:country="RS" officeooo:rsid="00213095"/>
    </style:style>
    <style:style style:name="T13" style:family="text">
      <style:text-properties style:rfc-language-tag="sr-Latn-RS" fo:language="sr" fo:script="Latn" fo:country="RS" officeooo:rsid="0022ecd7"/>
    </style:style>
    <style:style style:name="T14" style:family="text">
      <style:text-properties officeooo:rsid="0008863a"/>
    </style:style>
    <style:style style:name="T15" style:family="text">
      <style:text-properties officeooo:rsid="000b332d"/>
    </style:style>
    <style:style style:name="T16" style:family="text">
      <style:text-properties fo:font-weight="bold" officeooo:rsid="001300a9" style:font-weight-asian="bold" style:font-weight-complex="bold"/>
    </style:style>
    <style:style style:name="T17" style:family="text">
      <style:text-properties fo:font-weight="bold" officeooo:rsid="0026be73" style:font-weight-asian="bold" style:font-weight-complex="bold"/>
    </style:style>
    <style:style style:name="T18" style:family="text">
      <style:text-properties fo:font-weight="bold" officeooo:rsid="002f7a8b" style:font-weight-asian="bold" style:font-weight-complex="bold"/>
    </style:style>
    <style:style style:name="T19" style:family="text">
      <style:text-properties fo:font-weight="bold" officeooo:rsid="0030db56" style:font-weight-asian="bold" style:font-weight-complex="bold"/>
    </style:style>
    <style:style style:name="T20" style:family="text">
      <style:text-properties officeooo:rsid="000eafbc"/>
    </style:style>
    <style:style style:name="T21" style:family="text">
      <style:text-properties officeooo:rsid="000ffc6b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0ffc6b"/>
    </style:style>
    <style:style style:name="T24" style:family="text">
      <style:text-properties fo:language="en" fo:country="US" officeooo:rsid="00121c99"/>
    </style:style>
    <style:style style:name="T25" style:family="text">
      <style:text-properties fo:language="en" fo:country="US" officeooo:rsid="0015d179"/>
    </style:style>
    <style:style style:name="T26" style:family="text">
      <style:text-properties fo:language="en" fo:country="US" officeooo:rsid="00182e65"/>
    </style:style>
    <style:style style:name="T27" style:family="text">
      <style:text-properties fo:language="en" fo:country="US" officeooo:rsid="001da2ff"/>
    </style:style>
    <style:style style:name="T28" style:family="text">
      <style:text-properties fo:language="en" fo:country="US" officeooo:rsid="002043df"/>
    </style:style>
    <style:style style:name="T29" style:family="text">
      <style:text-properties fo:language="en" fo:country="US" officeooo:rsid="00289eab"/>
    </style:style>
    <style:style style:name="T30" style:family="text">
      <style:text-properties fo:language="en" fo:country="US" officeooo:rsid="0032e364"/>
    </style:style>
    <style:style style:name="T31" style:family="text">
      <style:text-properties officeooo:rsid="00105bd0"/>
    </style:style>
    <style:style style:name="T32" style:family="text">
      <style:text-properties officeooo:rsid="00121c99"/>
    </style:style>
    <style:style style:name="T33" style:family="text">
      <style:text-properties officeooo:rsid="001300a9"/>
    </style:style>
    <style:style style:name="T34" style:family="text">
      <style:text-properties officeooo:rsid="00136445"/>
    </style:style>
    <style:style style:name="T35" style:family="text">
      <style:text-properties officeooo:rsid="00167853"/>
    </style:style>
    <style:style style:name="T36" style:family="text">
      <style:text-properties officeooo:rsid="00182e65"/>
    </style:style>
    <style:style style:name="T37" style:family="text">
      <style:text-properties officeooo:rsid="001c5820"/>
    </style:style>
    <style:style style:name="T38" style:family="text">
      <style:text-properties officeooo:rsid="001da2ff"/>
    </style:style>
    <style:style style:name="T39" style:family="text">
      <style:text-properties officeooo:rsid="0021667d"/>
    </style:style>
    <style:style style:name="T40" style:family="text">
      <style:text-properties officeooo:rsid="0021e2a1"/>
    </style:style>
    <style:style style:name="T41" style:family="text">
      <style:text-properties officeooo:rsid="00222020"/>
    </style:style>
    <style:style style:name="T42" style:family="text">
      <style:text-properties officeooo:rsid="0025bb2a"/>
    </style:style>
    <style:style style:name="T43" style:family="text">
      <style:text-properties officeooo:rsid="0026be73"/>
    </style:style>
    <style:style style:name="T44" style:family="text">
      <style:text-properties officeooo:rsid="0026fe76"/>
    </style:style>
    <style:style style:name="T45" style:family="text">
      <style:text-properties officeooo:rsid="00278559"/>
    </style:style>
    <style:style style:name="T46" style:family="text">
      <style:text-properties officeooo:rsid="0027cb18"/>
    </style:style>
    <style:style style:name="T47" style:family="text">
      <style:text-properties officeooo:rsid="002851d0"/>
    </style:style>
    <style:style style:name="T48" style:family="text">
      <style:text-properties officeooo:rsid="00289eab"/>
    </style:style>
    <style:style style:name="T49" style:family="text">
      <style:text-properties officeooo:rsid="002bc9a5"/>
    </style:style>
    <style:style style:name="T50" style:family="text">
      <style:text-properties officeooo:rsid="002d1523"/>
    </style:style>
    <style:style style:name="T51" style:family="text">
      <style:text-properties officeooo:rsid="002dc37a"/>
    </style:style>
    <style:style style:name="T52" style:family="text">
      <style:text-properties officeooo:rsid="002f7a8b"/>
    </style:style>
    <style:style style:name="T53" style:family="text">
      <style:text-properties officeooo:rsid="0030885c"/>
    </style:style>
    <style:style style:name="T54" style:family="text">
      <style:text-properties officeooo:rsid="00309377"/>
    </style:style>
    <style:style style:name="T55" style:family="text">
      <style:text-properties officeooo:rsid="0030db56"/>
    </style:style>
    <style:style style:name="T56" style:family="text">
      <style:text-properties officeooo:rsid="00320a2e"/>
    </style:style>
    <style:style style:name="T57" style:family="text">
      <style:text-properties officeooo:rsid="0032e364"/>
    </style:style>
    <style:style style:name="T58" style:family="text">
      <style:text-properties officeooo:rsid="0033fec9"/>
    </style:style>
    <style:style style:name="T59" style:family="text">
      <style:text-properties officeooo:rsid="003452eb"/>
    </style:style>
    <style:style style:name="T60" style:family="text">
      <style:text-properties officeooo:rsid="00345e33"/>
    </style:style>
    <style:style style:name="T61" style:family="text">
      <style:text-properties officeooo:rsid="0035007a"/>
    </style:style>
    <style:style style:name="T62" style:family="text">
      <style:text-properties officeooo:rsid="003587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 2</text:p>
      <text:p text:style-name="P1"/>
      <text:p text:style-name="P2">1. <text:span text:style-name="T1">Objasniti zbog čega se klasa može smatrati apstraktnim tipom podataka?</text:span></text:p>
      <text:p text:style-name="P2"><text:span text:style-name="T1"/></text:p>
      <text:p text:style-name="P52"><text:span text:style-name="T1">- Zato što znamo samo kako da koristimo njene metode I javne atribute a njena programerska implementacija je skrivena od nas kao korisnika.</text:span></text:p>
      <text:p text:style-name="P2"><text:span text:style-name="T1"/></text:p>
      <text:p text:style-name="P2"><text:span text:style-name="T1"/></text:p>
      <text:p text:style-name="P2"><text:span text:style-name="T1">2. </text:span><text:span text:style-name="T2">Zašto je enkapsulacija (učaurivanje) važna paradigma objektno-orjentisanog programiranja?</text:span></text:p>
      <text:p text:style-name="P2"><text:span text:style-name="T2"/></text:p>
      <text:p text:style-name="P52"><text:span text:style-name="T2">- Zato što ona omogućava sakrivanje implementacije (primene) komponenti klase kao što su atributi I metodi od korisnika.</text:span></text:p>
      <text:p text:style-name="P2"><text:span text:style-name="T2"/></text:p>
      <text:p text:style-name="P2"><text:span text:style-name="T2"/></text:p>
      <text:p text:style-name="P6"><text:span text:style-name="T1">3. Koju </text:span><text:span text:style-name="T3">prednost nudi učaurivanje, a koja nije dostupna u proceduralnom programiranju?</text:span></text:p>
      <text:p text:style-name="P6"><text:span text:style-name="T3"/></text:p>
      <text:p text:style-name="P55"><text:span text:style-name="T3">- Prednost učaurivanja je u tome što korisnik ne mora da zna kako je klasa stvarno programerski realizovana, već samo kako da je koristi (tj. da koristi njene atribute i metode).</text:span></text:p>
      <text:p text:style-name="P2"/>
      <text:p text:style-name="P2"/>
      <text:p text:style-name="P7">4. <text:span text:style-name="T14">Proceduralnim pristupom programiranju se obezbeđuje višestruka upotrebljivost softverskih komponenti?</text:span></text:p>
      <text:p text:style-name="P7"/>
      <text:p text:style-name="P56">- <text:span text:style-name="T14">TRUE</text:span></text:p>
      <text:p text:style-name="P2"/>
      <text:p text:style-name="P2"/>
      <text:p text:style-name="P8">5. Kod proceduralnog programiranja, podaci i operacije su odvojeni, što zahteva ubacivanje podataka u metode?</text:p>
      <text:p text:style-name="P8"/>
      <text:p text:style-name="P57">- TRUE</text:p>
      <text:p text:style-name="P2"/>
      <text:p text:style-name="P2"/>
      <text:p text:style-name="P9">6. Šta je ispravno?</text:p>
      <text:p text:style-name="P9"/>
      <text:p text:style-name="P58">- OOP postavlja podatke i operacije koje ih koriste u isti objekat.</text:p>
      <text:p text:style-name="P58">- OOP name omogućava da se implementacija sakrije od krajnjeg korisnika klase.</text:p>
      <text:p text:style-name="P2"/>
      <text:p text:style-name="P2"/>
      <text:p text:style-name="P9">7. <text:span text:style-name="T15">Ukratko objasniti pojmove Asocijacije, Agregacije i Kompozicije.</text:span></text:p>
      <text:p text:style-name="P2"/>
      <text:p text:style-name="P52">- <text:span text:style-name="T5">Asocijacija</text:span><text:span text:style-name="T4">, je opšta veza koja opisuje aktivnosti između dve klase.</text:span></text:p>
      <text:p text:style-name="P61"><text:span text:style-name="T4">- </text:span><text:span text:style-name="T5">Agregacija</text:span><text:span text:style-name="T4">, je veza vlasništva između dva oblika, to je specijalan oblik asocijacije.</text:span></text:p>
      <text:p text:style-name="P61"><text:span text:style-name="T4">- </text:span><text:span text:style-name="T5">Kompozicija</text:span><text:span text:style-name="T4"> je vrsta agregacije, takva da predstavlja neku vrstu ekskluzivnog vlasništva, što znači da agregirani objekat ne može biti korišćen (tj. biti u vlasništvu drugog korisnika), kao što je to slučaj kod agregacije.</text:span></text:p>
      <text:p text:style-name="P2"/>
      <text:p text:style-name="P2"/>
      <text:p text:style-name="P3"><text:page-number text:select-page="current">1</text:page-number></text:p>
      <text:p text:style-name="P10"><text:soft-page-break/>8. Koja je razlika između Agregacije i Kompozicije?</text:p>
      <text:p text:style-name="P10"/>
      <text:p text:style-name="P68">- Razlika je u aspektu vlasništva. Kod Agregacije klasa komponenta može biti korišćena i od strane drugih klasa (vlasnika), dok kod kompozicije agregirana klasa može biti korišćena samo od strane te jedne klase vlasnika u čijem je vlasništvu.</text:p>
      <text:p text:style-name="P2"/>
      <text:p text:style-name="P2"/>
      <text:p text:style-name="P10">9. <text:span text:style-name="T20">Relaizacija između klasa Student I Predmet predstavlja …</text:span></text:p>
      <text:p text:style-name="P11"/>
      <text:p text:style-name="P69">- Agregaciju</text:p>
      <text:p text:style-name="P11"/>
      <text:p text:style-name="P11"/>
      <text:p text:style-name="P11">10. Koje su razlike između omotačkih (wrapper) klasa i primitivnih tipova podataka?</text:p>
      <text:p text:style-name="P10"/>
      <text:p text:style-name="P68">- <text:span text:style-name="T20">Razlika je u tome što klase omotači omogućavaju da se vrednot primitivnog tipa koji nije objekat može umotati u objekat.</text:span></text:p>
      <text:p text:style-name="P10"/>
      <text:p text:style-name="P10"/>
      <text:p text:style-name="P11">11. Koje su prednosti korišćenja primitivnih tipova podataka a koje omotačkih klasa?</text:p>
      <text:p text:style-name="P11"/>
      <text:p text:style-name="P69">- Prednosti korišćenja primitivnog tipa je u tome što on može da se automatski konvertuje u objekat upotrebom odgovarajuće omotačke klase.</text:p>
      <text:p text:style-name="P10"/>
      <text:p text:style-name="P10"/>
      <text:p text:style-name="P10">1<text:span text:style-name="T20">2</text:span>. <text:span text:style-name="T21">Koje od sledećih parsiranja je moguće izvesti?</text:span></text:p>
      <text:p text:style-name="P10"/>
      <text:p text:style-name="P68">- <text:span text:style-name="T21">Integer.parseInt(</text:span><text:span text:style-name="T23">''32''</text:span><text:span text:style-name="T21">);</text:span></text:p>
      <text:p text:style-name="P10"/>
      <text:p text:style-name="P10"/>
      <text:p text:style-name="P12">13. <text:span text:style-name="T31">Koje od sledećih parsiranja nije moguće realizovati?</text:span></text:p>
      <text:p text:style-name="P12"/>
      <text:p text:style-name="P73">- <text:span text:style-name="T31">Double-parseDouble(21,3);</text:span></text:p>
      <text:p text:style-name="P10"/>
      <text:p text:style-name="P10"/>
      <text:p text:style-name="P13">14. <text:span text:style-name="T32">Šta će biti rezultat parsiranja, Float.parseFloat(</text:span><text:span text:style-name="T24">''12.512222798111''</text:span><text:span text:style-name="T32">);</text:span></text:p>
      <text:p text:style-name="P13"/>
      <text:p text:style-name="P53">- <text:span text:style-name="T32">12.512223</text:span></text:p>
      <text:p text:style-name="P13"/>
      <text:p text:style-name="P13"/>
      <text:p text:style-name="P14">15. <text:span text:style-name="T33">U kojim slučajevima se koriste BigInteger i BigDecimal?</text:span></text:p>
      <text:p text:style-name="P14"/>
      <text:p text:style-name="P74">- <text:span text:style-name="T33">Klase </text:span><text:span text:style-name="T16">BigInteger</text:span><text:span text:style-name="T33"> i </text:span><text:span text:style-name="T16">BigDecimal</text:span><text:span text:style-name="T33"> se mogu koristiti za predstavljanje celih ili decimalnih brojeva bilo koje veličine i preciznosti.</text:span></text:p>
      <text:p text:style-name="P13"/>
      <text:p text:style-name="P13"/>
      <text:p text:style-name="P15">16. Na koji način se vrše aritmetičke operacije sa objektima tipa BigInteger i BigDecimal?</text:p>
      <text:p text:style-name="P2"/>
      <text:p text:style-name="P52">- <text:span text:style-name="T6">Pomoću metoda: add, substract, multiply, divide, remainder.</text:span></text:p>
      <text:p text:style-name="P3"><text:page-number text:select-page="current">2</text:page-number></text:p>
      <text:p text:style-name="P15"><text:soft-page-break/>17. <text:span text:style-name="T34">Da li je moguće vršiti osnovne aritmetičke operacije između objekata tipa BigInteger i BigDecimal?</text:span></text:p>
      <text:p text:style-name="P15"/>
      <text:p text:style-name="P76">- <text:span text:style-name="T34">DA</text:span></text:p>
      <text:p text:style-name="P2"/>
      <text:p text:style-name="P2"/>
      <text:p text:style-name="P16">18. Napisati kod za sve načine kojima se može kreirati string…</text:p>
      <text:p text:style-name="P16"/>
      <text:p text:style-name="P77">- String noviString = new String(stringLiteral);</text:p>
      <text:p text:style-name="P62">- String poruka = <text:span text:style-name="T22">'' 'Welcome to Java';</text:span></text:p>
      <text:p text:style-name="P62"><text:span text:style-name="T22">- char[] nizKaraktera = {'G', 'O', 'O', 'D'};</text:span></text:p>
      <text:p text:style-name="P62"><text:span text:style-name="T22">- </text:span><text:span text:style-name="T25">String poruka2 = new String(charArray);</text:span></text:p>
      <text:p text:style-name="P2"/>
      <text:p text:style-name="P2"/>
      <text:p text:style-name="P48">19. <text:span text:style-name="T35">Koja je </text:span><text:span text:style-name="T7">razlika</text:span><text:span text:style-name="T35"> kada se string kreira </text:span><text:span text:style-name="T7">pomoću</text:span><text:span text:style-name="T35"> konstruktora ili </text:span><text:span text:style-name="T7">definisanjem teksta poda navodnicima?</text:span></text:p>
      <text:p text:style-name="P48"><text:span text:style-name="T7"/></text:p>
      <text:p text:style-name="P78"><text:span text:style-name="T7">- String objekti su nepromenljivi, to znači da kada kreiramo string pomoću navodnika mi ne možemo taj string više da promenimo, već možemo samo da napravimo novi string i dodelimo ga istoj promenljivoj, čime prektično prebrišemo staru vrednost koju je imala ta promenljiva pre toga.</text:span></text:p>
      <text:p text:style-name="P48"/>
      <text:p text:style-name="P48"/>
      <text:p text:style-name="P48">20. <text:span text:style-name="T8">Koja je razlika kada se stringovi porede sa </text:span><text:span text:style-name="T26">''</text:span><text:span text:style-name="T8">==</text:span><text:span text:style-name="T26">'' </text:span><text:span text:style-name="T8">operatorom a koja sa metodom </text:span><text:span text:style-name="T26">''</text:span><text:span text:style-name="T8">equals()</text:span><text:span text:style-name="T26">''</text:span><text:span text:style-name="T8">?</text:span></text:p>
      <text:p text:style-name="P48"/>
      <text:p text:style-name="P78">- <text:span text:style-name="T36">Operator ''=='' poredi reference string objekata, a ne njihove sadrzaje, dok metoda ''equals()'' poredi vrednosti sadrzane u string objektima.</text:span></text:p>
      <text:p text:style-name="P48"/>
      <text:p text:style-name="P48"/>
      <text:p text:style-name="P49">21. <text:span text:style-name="T9">Svaki put kada se menja vrednost String-a, String dobije novu referencu …</text:span></text:p>
      <text:p text:style-name="P49"><text:span text:style-name="T9"/></text:p>
      <text:p text:style-name="P80"><text:span text:style-name="T9">- FALSE</text:span></text:p>
      <text:p text:style-name="P49"/>
      <text:p text:style-name="P49"/>
      <text:p text:style-name="P18">22. <text:span text:style-name="T37">Regularni izrazi se koriste …</text:span></text:p>
      <text:p text:style-name="P18"/>
      <text:p text:style-name="P81">- <text:span text:style-name="T37">Za proveru da li se String uklapa u određeni šablon.</text:span></text:p>
      <text:p text:style-name="P17"/>
      <text:p text:style-name="P48"/>
      <text:p text:style-name="P19">23. <text:span text:style-name="T38">Ukoliko dva String-a imaju istu vrednost, a oba su kreirana pomoću konstruktora …</text:span></text:p>
      <text:p text:style-name="P19"/>
      <text:p text:style-name="P82">- <text:span text:style-name="T38">Oba String-a ukazuju na istu memorijsku lokaciju (referencu),</text:span></text:p>
      <text:p text:style-name="P63">- <text:span text:style-name="T38">Rezultat poređenja će biti TRUE samo ukoliko se poređenje vrši sa operatorom provere jednakosti (</text:span><text:span text:style-name="T27">''</text:span><text:span text:style-name="T38">==</text:span><text:span text:style-name="T27">''</text:span><text:span text:style-name="T38">).</text:span></text:p>
      <text:p text:style-name="P48"/>
      <text:p text:style-name="P2"/>
      <text:p text:style-name="P2"/>
      <text:p text:style-name="P2"/>
      <text:p text:style-name="P3"><text:page-number text:select-page="current">3</text:page-number></text:p>
      <text:p text:style-name="P50"><text:soft-page-break/>24. Komanda ''PHP je super. PHP je najbolji programski jezik''.replace(''PHP.''JAVA''); v<text:span text:style-name="T1">raća sledeći rezultat:</text:span></text:p>
      <text:p text:style-name="P50"><text:span text:style-name="T1"/></text:p>
      <text:p text:style-name="P83"><text:span text:style-name="T1">- </text:span><text:span text:style-name="T22">''JAVA je super. JAVA je najbolji porogramski jezik''.</text:span></text:p>
      <text:p text:style-name="P50"/>
      <text:p text:style-name="P50"/>
      <text:p text:style-name="P50">25. <text:span text:style-name="T10">Koja je prednost rada sa String-ovima </text:span><text:span text:style-name="T11">u odnosu na rad sa nizom karaktera (char</text:span><text:span text:style-name="T28">[]</text:span><text:span text:style-name="T11">)?</text:span></text:p>
      <text:p text:style-name="P50"/>
      <text:p text:style-name="P83">- <text:span text:style-name="T12">U okviru klase String je obezbeđen veliki broj pomoćnih metoda koje nisu dostupne, kada je u pitanju niz karaktera.</text:span></text:p>
      <text:p text:style-name="P50"/>
      <text:p text:style-name="P50"/>
      <text:p text:style-name="P20">26. <text:span text:style-name="T39">Svaki put kada se menja vrednost String-a, String dobije novu referencu …</text:span></text:p>
      <text:p text:style-name="P20"/>
      <text:p text:style-name="P85">- <text:span text:style-name="T39">TRUE</text:span></text:p>
      <text:p text:style-name="P50"/>
      <text:p text:style-name="P50"/>
      <text:p text:style-name="P21">27. <text:span text:style-name="T40">Regularni izrazi se koriste …</text:span></text:p>
      <text:p text:style-name="P21"/>
      <text:p text:style-name="P86">- <text:span text:style-name="T40">Za proveru da li se String uklapa u određeni šablon.</text:span></text:p>
      <text:p text:style-name="P21"/>
      <text:p text:style-name="P21"/>
      <text:p text:style-name="P22">28. <text:span text:style-name="T41">Navesti prednosti korišćenja StringBulider i StringBuffer klasa?</text:span></text:p>
      <text:p text:style-name="P50"/>
      <text:p text:style-name="P83">- <text:span text:style-name="T13">Prednosti su u tome što su one fleksibilnije od klase String. Možemo da ubacimo nov sadržaj u StringBuilder i StringBuffer objekte, dok u slučaju String objekata, jednom formiran String objekat ne može da se menja.</text:span></text:p>
      <text:p text:style-name="P50"><text:span text:style-name="T13"/></text:p>
      <text:p text:style-name="P50"><text:span text:style-name="T13"/></text:p>
      <text:p text:style-name="P51"><text:span text:style-name="T1">29. Koje su razlike između Klasa StringBuilder I StringBuffer?</text:span></text:p>
      <text:p text:style-name="P51"><text:span text:style-name="T1"/></text:p>
      <text:p text:style-name="P88"><text:span text:style-name="T1">- Razlika je u tome što su metodi za modifikaciju bafera u StringBuffer klasi sinhronizovani.</text:span></text:p>
      <text:p text:style-name="P50"/>
      <text:p text:style-name="P50"/>
      <text:p text:style-name="P23">30. Koja od sledećih tvrdnji je netačna?</text:p>
      <text:p text:style-name="P23"/>
      <text:p text:style-name="P89">- StringBuilder i StringBuffer ne mogu da rade sa String-om većim od 256 karaktera.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2"/>
      <text:p text:style-name="P3"><text:page-number text:select-page="current">4</text:page-number></text:p>
      <text:p text:style-name="P5"><text:soft-page-break/>TEST 3</text:p>
      <text:p text:style-name="P2"/>
      <text:p text:style-name="P24">1. <text:span text:style-name="T42">Podklasa je podskup superklase. Da li je to tačno?</text:span></text:p>
      <text:p text:style-name="P24"/>
      <text:p text:style-name="P90"><text:s/>- <text:span text:style-name="T42">NE. Podklasa nije podskup superklase i ona sadrži više svojstava nego njena super klasa.</text:span></text:p>
      <text:p text:style-name="P2"/>
      <text:p text:style-name="P2"/>
      <text:p text:style-name="P25">2. <text:span text:style-name="T43">Koju ključnu reč koristite pri definiciji klase?</text:span></text:p>
      <text:p text:style-name="P25"/>
      <text:p text:style-name="P91">- <text:span text:style-name="T17">extends</text:span></text:p>
      <text:p text:style-name="P2"/>
      <text:p text:style-name="P25"/>
      <text:p text:style-name="P28">3. Šta je jednostruko nasleđivanje?</text:p>
      <text:p text:style-name="P28"/>
      <text:p text:style-name="P92">- <text:span text:style-name="T44">To je slučaj u kome se dobijanje podklase vrši proširivanjem samo jedne klase, tj. jedna podklasa ima više superklasa.</text:span></text:p>
      <text:p text:style-name="P28"/>
      <text:p text:style-name="P28"/>
      <text:p text:style-name="P29">4. <text:span text:style-name="T45">Šta je višestruko nasleđivanje?</text:span></text:p>
      <text:p text:style-name="P29"/>
      <text:p text:style-name="P93">- <text:span text:style-name="T45">To je slučaj u kome se dobijanje podklase vrši proširivanjem nekoliko klasa, tj. jedna podklsa ima više superklasa.</text:span></text:p>
      <text:p text:style-name="P29"/>
      <text:p text:style-name="P29"/>
      <text:p text:style-name="P30">5. <text:span text:style-name="T46">Da li Java podržava višestruko nalseđivanje?</text:span></text:p>
      <text:p text:style-name="P30"/>
      <text:p text:style-name="P94">- <text:span text:style-name="T46">NE</text:span></text:p>
      <text:p text:style-name="P30"/>
      <text:p text:style-name="P30"/>
      <text:p text:style-name="P31">6. Da li su privatni atributi superklase dostupni van nje?</text:p>
      <text:p text:style-name="P28"/>
      <text:p text:style-name="P92">- <text:span text:style-name="T47">Privatni atributi superklase nisu dostupni u njenoj podklasi. Oni mogu postati dostupni upotrebom javnih metoda.</text:span></text:p>
      <text:p text:style-name="P25"/>
      <text:p text:style-name="P25"/>
      <text:p text:style-name="P32">7. <text:span text:style-name="T48">Koja od ovih klasa se ne može nasleđivati?</text:span></text:p>
      <text:p text:style-name="P32"/>
      <text:p text:style-name="P96">- <text:span text:style-name="T48">final class A </text:span><text:span text:style-name="T29">{}</text:span></text:p>
      <text:p text:style-name="P32"><text:span text:style-name="T29"/></text:p>
      <text:p text:style-name="P32"><text:span text:style-name="T29"/></text:p>
      <text:p text:style-name="P33">8. Koja od ovih modifikacija najpribližnije <text:span text:style-name="T49">određuje klasu naslednicu u odnosu na klasu koja se nasleđuje?</text:span></text:p>
      <text:p text:style-name="P33"/>
      <text:p text:style-name="P97">- <text:span text:style-name="T49">Proširivanje</text:span></text:p>
      <text:p text:style-name="P33"/>
      <text:p text:style-name="P33"/>
      <text:p text:style-name="P33"/>
      <text:p text:style-name="P34"><text:page-number text:select-page="current">5</text:page-number></text:p>
      <text:p text:style-name="P35"><text:soft-page-break/>9. Označite tvrdnje koje su tačne …</text:p>
      <text:p text:style-name="P35"/>
      <text:p text:style-name="P98">- Klasa A nasleđuje klasu B, to znači da je klasa A podklasa klase B.</text:p>
      <text:p text:style-name="P35"/>
      <text:p text:style-name="P35"/>
      <text:p text:style-name="P35">10. Koja od ovih rečenica o službenoj reči SUPER je tačna?</text:p>
      <text:p text:style-name="P35"/>
      <text:p text:style-name="P98">- Službena reč SUPER može poslužiti za proširivanje konstruktora nasleđene klase.</text:p>
      <text:p text:style-name="P64">- Službena reč SUPER može poslužiti <text:span text:style-name="T50">za povezivanje enkapsuliranog metoda nasleđene klase.</text:span></text:p>
      <text:p text:style-name="P64"/>
      <text:p text:style-name="P35"/>
      <text:p text:style-name="P36">11. <text:span text:style-name="T51">Koja od navedenih tvrdnji je tačna?</text:span></text:p>
      <text:p text:style-name="P36"/>
      <text:p text:style-name="P100">- <text:span text:style-name="T51">Metod se može preopteretiti u istoj klasi.</text:span></text:p>
      <text:p text:style-name="P36"/>
      <text:p text:style-name="P36"/>
      <text:p text:style-name="P37">12. <text:span text:style-name="T52">Objasniti pojam Polimorfizam.</text:span></text:p>
      <text:p text:style-name="P37"/>
      <text:p text:style-name="P101">- <text:span text:style-name="T18">Polimorfizam</text:span><text:span text:style-name="T52"> znači da promenljiva super tipa može da predstavlja podtip objekta. On omogućava da se ista operacija superklase različito primenjuje u podklasama.</text:span></text:p>
      <text:p text:style-name="P65"/>
      <text:p text:style-name="P37"/>
      <text:p text:style-name="P38">13. Navesti tri osnovna sidrišta objektno-orjentisanog programiranja.</text:p>
      <text:p text:style-name="P36"/>
      <text:p text:style-name="P100">- <text:span text:style-name="T52">To su: 1. Učaurivanje, 2. Nasleđivanje, 3. Polimorfizam.</text:span></text:p>
      <text:p text:style-name="P36"/>
      <text:p text:style-name="P36"/>
      <text:p text:style-name="P38">14. <text:span text:style-name="T53">Šta je tačno od sledećih tvrdnji?</text:span></text:p>
      <text:p text:style-name="P38"/>
      <text:p text:style-name="P103">- <text:span text:style-name="T53">Svaki primerak (objekat) podklase je istovremeno i primerak (objekat) njegove superklase, ali suprotno ne važi.</text:span></text:p>
      <text:p text:style-name="P66">- <text:span text:style-name="T53">Veza nasleđivanja omogućava da podklasa nasledi svojstva svoje superklase sa dodatnim svojstvima.</text:span></text:p>
      <text:p text:style-name="P35"><text:s/></text:p>
      <text:p text:style-name="P25"/>
      <text:p text:style-name="P39">15. <text:span text:style-name="T54">Šta je dinamičko vezivanje?</text:span></text:p>
      <text:p text:style-name="P25"/>
      <text:p text:style-name="P91">- <text:span text:style-name="T54">Dinamičko vezivanje je slučaj kada možemo pozvati neki metod sa bilo kojim objektom hijerarhijskog lanca.</text:span></text:p>
      <text:p text:style-name="P25"/>
      <text:p text:style-name="P25"/>
      <text:p text:style-name="P40">16. <text:span text:style-name="T55">Objasnite razliku između uparivanja metoda i vezivanja metoda.</text:span></text:p>
      <text:p text:style-name="P25"/>
      <text:p text:style-name="P91">- <text:span text:style-name="T19">Uparivanje metoda</text:span><text:span text:style-name="T55"> znači da deklarisan tip reference promenljive odlučuje koji će metod biti uparen u vreme izvršenja, a kompajler nalazi uparen metoda u skladu sa tipom parametara, brojem parametara I redosleda parametara u vreme izvršenja.</text:span></text:p>
      <text:p text:style-name="P67">- <text:span text:style-name="T55">JVM dinamički vezuje implementaciju metoda u vreme izvršenja, zavisno od stvarnog tipa promenljive. To je mehanizam dinamičkog </text:span><text:span text:style-name="T19">vezivanja metoda</text:span><text:span text:style-name="T55">.</text:span></text:p>
      <text:p text:style-name="P27"><text:page-number text:select-page="current">6</text:page-number></text:p>
      <text:p text:style-name="P41"><text:soft-page-break/>17. <text:span text:style-name="T56">Kako definišemo eksplicitnu konverziju tipa objekta?</text:span></text:p>
      <text:p text:style-name="P41"/>
      <text:p text:style-name="P106">- <text:span text:style-name="T56">Referenca objekta se može konvertovati u drugu referencu objekta. Ovo se zove konverzija objekata (casting).</text:span></text:p>
      <text:p text:style-name="P25"/>
      <text:p text:style-name="P25"/>
      <text:p text:style-name="P42">18. Čemu služi metod <text:span text:style-name="T22">''</text:span>instanceOf()<text:span text:style-name="T22">''</text:span>?</text:p>
      <text:p text:style-name="P25"/>
      <text:p text:style-name="P107">- <text:span text:style-name="T57">Program koristi metod </text:span><text:span text:style-name="T30">''</text:span><text:span text:style-name="T57">instanceOf()</text:span><text:span text:style-name="T30">'' </text:span><text:span text:style-name="T57">da bi proverio da li je izvorni objekat primerak ciljne klase pre nego što se izvrši konverzija tipova.</text:span></text:p>
      <text:p text:style-name="P26"/>
      <text:p text:style-name="P26"/>
      <text:p text:style-name="P43">19. <text:span text:style-name="T58">Čemu služi ArrayList?</text:span></text:p>
      <text:p text:style-name="P43"/>
      <text:p text:style-name="P108">- <text:span text:style-name="T58">Klasa ArrayList služi za memorisanje objekata u formi liste.</text:span></text:p>
      <text:p text:style-name="P43"/>
      <text:p text:style-name="P43"/>
      <text:p text:style-name="P44">20. Da li u jednoj ArrayListi mogu da se nadju dva objekta različitog tipa?</text:p>
      <text:p text:style-name="P44"/>
      <text:p text:style-name="P109">- Da (mada u skripti piše Ne)</text:p>
      <text:p text:style-name="P44"/>
      <text:p text:style-name="P44"/>
      <text:p text:style-name="P44">21. <text:span text:style-name="T59">Da li je moguće kreirati listu elemenata tipa int?</text:span></text:p>
      <text:p text:style-name="P44"/>
      <text:p text:style-name="P109">- <text:span text:style-name="T59">Ne</text:span></text:p>
      <text:p text:style-name="P44"/>
      <text:p text:style-name="P44"/>
      <text:p text:style-name="P45">22. <text:span text:style-name="T60">Koji modifikator treba koristiti u klasi tako da klase iz istog paketa mogu da pristupe njenim članovima, ali da ne <text:s/>mogu da pristupe iz drugih paketa?</text:span></text:p>
      <text:p text:style-name="P45"/>
      <text:p text:style-name="P111">- <text:span text:style-name="T60">private</text:span></text:p>
      <text:p text:style-name="P45"/>
      <text:p text:style-name="P45"/>
      <text:p text:style-name="P46">23. Koji <text:span text:style-name="T61">bi</text:span> modifikator <text:span text:style-name="T61">trebalo a koristite tako da klase iz različitog paketa ne mogu da joj pristupe, ali mogu podklase iz bilo kog paketa?</text:span></text:p>
      <text:p text:style-name="P46"/>
      <text:p text:style-name="P112">- <text:span text:style-name="T61">protected</text:span> </text:p>
      <text:p text:style-name="P43"/>
      <text:p text:style-name="P26"/>
      <text:p text:style-name="P47">24. <text:span text:style-name="T62">Uvek možete da konvertujete tipove objekta podklase u tipove superklase. Da li je to tačno ili nije?</text:span></text:p>
      <text:p text:style-name="P47"/>
      <text:p text:style-name="P113">- <text:span text:style-name="T62">Uvek je mogućno konvertovati primerak podklase u promenljivoj superklase, jer primerak objekta podklase je uvek primerak (objekat) i svoje superklase. </text:span></text:p>
      <text:p text:style-name="P26"/>
      <text:p text:style-name="P26"/>
      <text:p text:style-name="P25"/>
      <text:p text:style-name="P27"><text:page-number text:select-page="current">7</text:page-number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09:03:45.385000000</meta:creation-date>
    <dc:date>2017-12-11T13:27:13.024000000</dc:date>
    <meta:editing-duration>PT4H7M48S</meta:editing-duration>
    <meta:editing-cycles>60</meta:editing-cycles>
    <meta:generator>LibreOffice/5.0.3.2$Windows_X86_64 LibreOffice_project/e5f16313668ac592c1bfb310f4390624e3dbfb75</meta:generator>
    <meta:document-statistic meta:table-count="0" meta:image-count="0" meta:object-count="0" meta:page-count="7" meta:paragraph-count="128" meta:word-count="1421" meta:character-count="9082" meta:non-whitespace-character-count="7783"/>
  </office:meta>
</office:document-meta>
</file>